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3"/>
    <style:style style:name="P16" style:family="paragraph" style:parent-style-name="Heading_20_1" style:list-style-name="WWNum3">
      <style:paragraph-properties fo:margin-top="0.0398in" fo:margin-bottom="0in" loext:contextual-spacing="false"/>
    </style:style>
    <style:style style:name="P17" style:family="paragraph" style:parent-style-name="Heading_20_1" style:list-style-name="WWNum3">
      <style:paragraph-properties fo:margin-top="0in" fo:margin-bottom="0in" loext:contextual-spacing="false"/>
    </style:style>
    <style:style style:name="P18" style:family="paragraph" style:parent-style-name="Heading_20_1" style:list-style-name="WWNum3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Desarrollo de interfaces</text:span><text:span text:style-name="T2"><text:line-break/></text:span><text:span text:style-name="T3">UD 10. Guía didáctica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2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10. Interfaces naturales en Flutter</text:span></text:p>
      <text:list xml:id="list2969134460" text:style-name="WWNum3">
        <text:list-item>
          <text:p text:style-name="P16"><text:bookmark text:name="_35ynxtfrmuvw"/>Conocimientos previos</text:p>
        </text:list-item>
      </text:list>
      <text:list xml:id="list3560151674" text:style-name="WWNum1">
        <text:list-item>
          <text:p text:style-name="P6">Dominio de widgets en Flutter.</text:p>
        </text:list-item>
        <text:list-item>
          <text:p text:style-name="P6">Conocimientos de programación en Dart</text:p>
        </text:list-item>
        <text:list-item>
          <text:p text:style-name="P6">Comprensión de arquitectura de información y diseño de interfaces.</text:p>
        </text:list-item>
        <text:list-item>
          <text:p text:style-name="P6">Manejo de gestos y eventos en interfaces móviles.</text:p>
        </text:list-item>
      </text:list>
      <text:list xml:id="list91731149526997" text:continue-list="list2969134460" text:style-name="WWNum3">
        <text:list-item>
          <text:p text:style-name="P17"><text:bookmark text:name="_1w7nzw2o20ar"/><text:s/>Objetivos</text:p>
        </text:list-item>
      </text:list>
      <text:list xml:id="list3515626495" text:style-name="WWNum2">
        <text:list-item>
          <text:p text:style-name="P7">Comprender el concepto de interfaces naturales y su importancia en la UX</text:p>
        </text:list-item>
        <text:list-item>
          <text:p text:style-name="P7">Implementar gestos táctiles avanzados y reconocimiento de gestos</text:p>
        </text:list-item>
        <text:list-item>
          <text:p text:style-name="P7">Utilizar la cámara y galería para crear experiencias inmersivas</text:p>
        </text:list-item>
        <text:list-item>
          <text:p text:style-name="P7">Implementar animaciones fluidas y transiciones naturales</text:p>
        </text:list-item>
        <text:list-item>
          <text:p text:style-name="P7">Desarrollar interfaces que respondan a movimientos del dispositivo (sensores)</text:p>
        </text:list-item>
        <text:list-item>
          <text:p text:style-name="P7">Aplicar principios de diseño centrado en la interacción natural.</text:p>
        </text:list-item>
      </text:list>
      <text:list xml:id="list91731152328378" text:continue-list="list91731149526997" text:style-name="WWNum3">
        <text:list-item>
          <text:p text:style-name="P17"><text:bookmark text:name="_u76wnfr4jev9"/>Contenidos</text:p>
        </text:list-item>
      </text:list>
      <text:list xml:id="list3573295996" text:style-name="WWNum4">
        <text:list-item>
          <text:p text:style-name="P8"><text:s/>Introducción a las Interfaces Naturales en Flutter.</text:p>
        </text:list-item>
        <text:list-item>
          <text:p text:style-name="P8">Gestos y toques en Flutter.</text:p>
        </text:list-item>
        <text:list-item>
          <text:p text:style-name="P8">Animaciones y Transiciones Naturales en Flutter.</text:p>
        </text:list-item>
        <text:list-item>
          <text:p text:style-name="P8">Interacciones hápticas y feedback visual en Flutter.</text:p>
        </text:list-item>
        <text:list-item>
          <text:p text:style-name="P8">Accesibilidad y usabilidad natural en Flutter.</text:p>
        </text:list-item>
        <text:list-item>
          <text:p text:style-name="P8">Ejemplo Integrador: App con Gestos + Animación + Accesibilidad.</text:p>
        </text:list-item>
      </text:list>
      <text:list xml:id="list91729942310298" text:continue-list="list91731152328378" text:style-name="WWNum3">
        <text:list-item>
          <text:p text:style-name="P18"><text:bookmark text:name="_a1okclatiswm"/>Actividades</text:p>
        </text:list-item>
      </text:list>
      <text:p text:style-name="P9">Adquirir conocimientos para realizar las actividades evaluables propuestas en esta segunda evaluación.</text:p>
      <text:list xml:id="list91729665414088" text:continue-numbering="true" text:style-name="WWNum3">
        <text:list-item>
          <text:p text:style-name="P15"><text:bookmark text:name="_7kljffjw728v"/>Recomendaciones</text:p>
        </text:list-item>
      </text:list>
      <text:p text:style-name="Standard">Si se acude a las TC (Tutorías Colectivas), las cuales no son obligatorias, es imprescindible haber estudiado el tema previamente en ca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10. Guía didáctica</text:span></text:p>
      </style:header>
      <style:footer>
        <text:p text:style-name="MP4"><text:span text:style-name="MT1">CFGS DAM<text:tab/><text:tab/>Unidad 09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30" meta:word-count="214" meta:character-count="1414" meta:non-whitespace-character-count="1246"/>
    <meta:generator>LibreOfficeDev/6.0.5.2$Linux_X86_64 LibreOffice_project/</meta:generator>
  </office:meta>
</office:document-meta>
</file>